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Luminosity</text:p>
          </table:table-cell>
          <table:table-cell office:value-type="string" calcext:value-type="string">
            <text:p>Avg Hu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table:formula="of:=ROUND(AVERAGE([.B2:.B7]); 0)" office:value-type="float" office:value="108" calcext:value-type="float">
            <text:p>108</text:p>
          </table:table-cell>
          <table:table-cell table:formula="of:=ROUND(AVERAGE([.C2:.C7]); 0)" office:value-type="float" office:value="60" calcext:value-type="float">
            <text:p>60</text:p>
          </table:table-cell>
          <table:table-cell table:formula="of:=ROUND(AVERAGE([.D2:.D7]); 0)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table:formula="of:=ROUND(AVERAGE([.B8:.B13]); 0)" office:value-type="float" office:value="36" calcext:value-type="float">
            <text:p>36</text:p>
          </table:table-cell>
          <table:table-cell table:formula="of:=ROUND(AVERAGE([.C8:.C13]); 0)" office:value-type="float" office:value="26" calcext:value-type="float">
            <text:p>26</text:p>
          </table:table-cell>
          <table:table-cell table:formula="of:=ROUND(AVERAGE([.D8:.D13]); 0)" office:value-type="float" office:value="123" calcext:value-type="float">
            <text:p>123</text:p>
          </table:table-cell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table:formula="of:=ROUND(AVERAGE([.B14:.B19]); 0)" office:value-type="float" office:value="13" calcext:value-type="float">
            <text:p>13</text:p>
          </table:table-cell>
          <table:table-cell table:formula="of:=ROUND(AVERAGE([.C14:.C19]); 0)" office:value-type="float" office:value="183" calcext:value-type="float">
            <text:p>183</text:p>
          </table:table-cell>
          <table:table-cell table:formula="of:=ROUND(AVERAGE([.D14:.D19]); 0)"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formula="of:=ROUND(AVERAGE([.B20:.B25]); 0)" office:value-type="float" office:value="67" calcext:value-type="float">
            <text:p>67</text:p>
          </table:table-cell>
          <table:table-cell table:formula="of:=ROUND(AVERAGE([.C20:.C25]); 0)" office:value-type="float" office:value="101" calcext:value-type="float">
            <text:p>101</text:p>
          </table:table-cell>
          <table:table-cell table:formula="of:=ROUND(AVERAGE([.D20:.D25]); 0)"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table:formula="of:=ROUND(AVERAGE([.B26:.B31]); 0)" office:value-type="float" office:value="20" calcext:value-type="float">
            <text:p>20</text:p>
          </table:table-cell>
          <table:table-cell table:formula="of:=ROUND(AVERAGE([.C26:.C31]); 0)" office:value-type="float" office:value="75" calcext:value-type="float">
            <text:p>75</text:p>
          </table:table-cell>
          <table:table-cell table:formula="of:=ROUND(AVERAGE([.D26:.D31]); 0)"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office:value-type="float" office:value="86.8147268408551" calcext:value-type="float">
            <text:p>86.8147268408551</text:p>
          </table:table-cell>
          <table:table-cell office:value-type="float" office:value="60.1229216152019" calcext:value-type="float">
            <text:p>60.1229216152019</text:p>
          </table:table-cell>
          <table:table-cell office:value-type="float" office:value="71.1573634204276" calcext:value-type="float">
            <text:p>71.1573634204276</text:p>
          </table:table-cell>
          <table:table-cell table:number-columns-repeated="5"/>
        </table:table-row>
        <table:table-row table:style-name="ro1">
          <table:table-cell office:value-type="float" office:value="81.5800508259212" calcext:value-type="float">
            <text:p>81.5800508259212</text:p>
          </table:table-cell>
          <table:table-cell office:value-type="float" office:value="65.5343074968234" calcext:value-type="float">
            <text:p>65.5343074968234</text:p>
          </table:table-cell>
          <table:table-cell office:value-type="float" office:value="72.0781448538755" calcext:value-type="float">
            <text:p>72.0781448538755</text:p>
          </table:table-cell>
          <table:table-cell table:number-columns-repeated="5"/>
        </table:table-row>
        <table:table-row table:style-name="ro1">
          <table:table-cell office:value-type="float" office:value="82.7327272727273" calcext:value-type="float">
            <text:p>82.7327272727273</text:p>
          </table:table-cell>
          <table:table-cell office:value-type="float" office:value="106.141818181818" calcext:value-type="float">
            <text:p>106.141818181818</text:p>
          </table:table-cell>
          <table:table-cell office:value-type="float" office:value="111.427272727273" calcext:value-type="float">
            <text:p>111.427272727273</text:p>
          </table:table-cell>
          <table:table-cell table:number-columns-repeated="5"/>
        </table:table-row>
        <table:table-row table:style-name="ro1">
          <table:table-cell office:value-type="float" office:value="82.8660869565217" calcext:value-type="float">
            <text:p>82.8660869565217</text:p>
          </table:table-cell>
          <table:table-cell office:value-type="float" office:value="100.561739130435" calcext:value-type="float">
            <text:p>100.561739130435</text:p>
          </table:table-cell>
          <table:table-cell office:value-type="float" office:value="105.191304347826" calcext:value-type="float">
            <text:p>105.191304347826</text:p>
          </table:table-cell>
          <table:table-cell table:number-columns-repeated="5"/>
        </table:table-row>
        <table:table-row table:style-name="ro1">
          <table:table-cell office:value-type="float" office:value="86.1024734982332" calcext:value-type="float">
            <text:p>86.1024734982332</text:p>
          </table:table-cell>
          <table:table-cell office:value-type="float" office:value="100.43109540636" calcext:value-type="float">
            <text:p>100.43109540636</text:p>
          </table:table-cell>
          <table:table-cell office:value-type="float" office:value="105.086572438163" calcext:value-type="float">
            <text:p>105.08657243816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41:.A45])" office:value-type="float" office:value="84.0192130788517" calcext:value-type="float">
            <text:p>84.0192130788517</text:p>
          </table:table-cell>
          <table:table-cell table:formula="of:=AVERAGE([.B41:.B45])" office:value-type="float" office:value="86.5583763661278" calcext:value-type="float">
            <text:p>86.5583763661278</text:p>
          </table:table-cell>
          <table:table-cell table:formula="of:=AVERAGE([.C41:.C45])" office:value-type="float" office:value="92.9881315575129" calcext:value-type="float">
            <text:p>92.988131557512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7"/>
        </table:table-row>
        <table:table-row table:style-name="ro1">
          <table:table-cell office:value-type="float" office:value="123.54125" calcext:value-type="float">
            <text:p>123.54125</text:p>
          </table:table-cell>
          <table:table-cell office:value-type="float" office:value="103.023125" calcext:value-type="float">
            <text:p>103.023125</text:p>
          </table:table-cell>
          <table:table-cell office:value-type="float" office:value="62.051875" calcext:value-type="float">
            <text:p>62.051875</text:p>
          </table:table-cell>
          <table:table-cell table:number-columns-repeated="5"/>
        </table:table-row>
        <table:table-row table:style-name="ro1">
          <table:table-cell office:value-type="float" office:value="106.561855670103" calcext:value-type="float">
            <text:p>106.561855670103</text:p>
          </table:table-cell>
          <table:table-cell office:value-type="float" office:value="128.790378006873" calcext:value-type="float">
            <text:p>128.790378006873</text:p>
          </table:table-cell>
          <table:table-cell office:value-type="float" office:value="99.3092783505155" calcext:value-type="float">
            <text:p>99.3092783505155</text:p>
          </table:table-cell>
          <table:table-cell table:number-columns-repeated="5"/>
        </table:table-row>
        <table:table-row table:style-name="ro1">
          <table:table-cell office:value-type="float" office:value="106.66763425254" calcext:value-type="float">
            <text:p>106.66763425254</text:p>
          </table:table-cell>
          <table:table-cell office:value-type="float" office:value="124.120464441219" calcext:value-type="float">
            <text:p>124.120464441219</text:p>
          </table:table-cell>
          <table:table-cell office:value-type="float" office:value="97.4513788098694" calcext:value-type="float">
            <text:p>97.4513788098694</text:p>
          </table:table-cell>
          <table:table-cell table:number-columns-repeated="5"/>
        </table:table-row>
        <table:table-row table:style-name="ro1">
          <table:table-cell office:value-type="float" office:value="168.367564182843" calcext:value-type="float">
            <text:p>168.367564182843</text:p>
          </table:table-cell>
          <table:table-cell office:value-type="float" office:value="120.43581715717" calcext:value-type="float">
            <text:p>120.43581715717</text:p>
          </table:table-cell>
          <table:table-cell office:value-type="float" office:value="73.0857858484659" calcext:value-type="float">
            <text:p>73.0857858484659</text:p>
          </table:table-cell>
          <table:table-cell table:number-columns-repeated="5"/>
        </table:table-row>
        <table:table-row table:style-name="ro1">
          <table:table-cell office:value-type="float" office:value="112.820033955857" calcext:value-type="float">
            <text:p>112.820033955857</text:p>
          </table:table-cell>
          <table:table-cell office:value-type="float" office:value="130.614601018676" calcext:value-type="float">
            <text:p>130.614601018676</text:p>
          </table:table-cell>
          <table:table-cell office:value-type="float" office:value="99.6638370118846" calcext:value-type="float">
            <text:p>99.663837011884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50:.A54])" office:value-type="float" office:value="123.591667612269" calcext:value-type="float">
            <text:p>123.591667612269</text:p>
          </table:table-cell>
          <table:table-cell table:formula="of:=AVERAGE([.B50:.B54])" office:value-type="float" office:value="121.396877124787" calcext:value-type="float">
            <text:p>121.396877124787</text:p>
          </table:table-cell>
          <table:table-cell table:formula="of:=AVERAGE([.C50:.C54])" office:value-type="float" office:value="86.312431004147" calcext:value-type="float">
            <text:p>86.31243100414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office:value-type="float" office:value="130.674061433447" calcext:value-type="float">
            <text:p>130.674061433447</text:p>
          </table:table-cell>
          <table:table-cell office:value-type="float" office:value="188.57337883959" calcext:value-type="float">
            <text:p>188.57337883959</text:p>
          </table:table-cell>
          <table:table-cell office:value-type="float" office:value="86.320819112628" calcext:value-type="float">
            <text:p>86.320819112628</text:p>
          </table:table-cell>
          <table:table-cell table:number-columns-repeated="5"/>
        </table:table-row>
        <table:table-row table:style-name="ro1">
          <table:table-cell office:value-type="float" office:value="148.488615384615" calcext:value-type="float">
            <text:p>148.488615384615</text:p>
          </table:table-cell>
          <table:table-cell office:value-type="float" office:value="179.911384615385" calcext:value-type="float">
            <text:p>179.911384615385</text:p>
          </table:table-cell>
          <table:table-cell office:value-type="float" office:value="75.9532307692308" calcext:value-type="float">
            <text:p>75.9532307692308</text:p>
          </table:table-cell>
          <table:table-cell table:number-columns-repeated="5"/>
        </table:table-row>
        <table:table-row table:style-name="ro1">
          <table:table-cell office:value-type="float" office:value="142.675170068027" calcext:value-type="float">
            <text:p>142.675170068027</text:p>
          </table:table-cell>
          <table:table-cell office:value-type="float" office:value="195.41156462585" calcext:value-type="float">
            <text:p>195.41156462585</text:p>
          </table:table-cell>
          <table:table-cell office:value-type="float" office:value="88.9659863945578" calcext:value-type="float">
            <text:p>88.9659863945578</text:p>
          </table:table-cell>
          <table:table-cell table:number-columns-repeated="5"/>
        </table:table-row>
        <table:table-row table:style-name="ro1">
          <table:table-cell office:value-type="float" office:value="141.976311336717" calcext:value-type="float">
            <text:p>141.976311336717</text:p>
          </table:table-cell>
          <table:table-cell office:value-type="float" office:value="197.468697123519" calcext:value-type="float">
            <text:p>197.468697123519</text:p>
          </table:table-cell>
          <table:table-cell office:value-type="float" office:value="92.4788494077834" calcext:value-type="float">
            <text:p>92.4788494077834</text:p>
          </table:table-cell>
          <table:table-cell table:number-columns-repeated="5"/>
        </table:table-row>
        <table:table-row table:style-name="ro1">
          <table:table-cell office:value-type="float" office:value="170.001297016861" calcext:value-type="float">
            <text:p>170.001297016861</text:p>
          </table:table-cell>
          <table:table-cell office:value-type="float" office:value="189.697146562905" calcext:value-type="float">
            <text:p>189.697146562905</text:p>
          </table:table-cell>
          <table:table-cell office:value-type="float" office:value="69.0369649805447" calcext:value-type="float">
            <text:p>69.0369649805447</text:p>
          </table:table-cell>
          <table:table-cell table:number-columns-repeated="5"/>
        </table:table-row>
        <table:table-row table:style-name="ro1">
          <table:table-cell office:value-type="float" office:value="132.128367670364" calcext:value-type="float">
            <text:p>132.128367670364</text:p>
          </table:table-cell>
          <table:table-cell office:value-type="float" office:value="186.803486529319" calcext:value-type="float">
            <text:p>186.803486529319</text:p>
          </table:table-cell>
          <table:table-cell office:value-type="float" office:value="85.5990491283677" calcext:value-type="float">
            <text:p>85.599049128367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59:.A64])" office:value-type="float" office:value="144.323970485005" calcext:value-type="float">
            <text:p>144.323970485005</text:p>
          </table:table-cell>
          <table:table-cell table:formula="of:=AVERAGE([.B59:.B64])" office:value-type="float" office:value="189.644276382761" calcext:value-type="float">
            <text:p>189.644276382761</text:p>
          </table:table-cell>
          <table:table-cell table:formula="of:=AVERAGE([.C59:.C64])" office:value-type="float" office:value="83.0591499655187" calcext:value-type="float">
            <text:p>83.059149965518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7"/>
        </table:table-row>
        <table:table-row table:style-name="ro1">
          <table:table-cell office:value-type="float" office:value="58.2852614896989" calcext:value-type="float">
            <text:p>58.2852614896989</text:p>
          </table:table-cell>
          <table:table-cell office:value-type="float" office:value="151.207606973059" calcext:value-type="float">
            <text:p>151.207606973059</text:p>
          </table:table-cell>
          <table:table-cell office:value-type="float" office:value="138.313787638669" calcext:value-type="float">
            <text:p>138.313787638669</text:p>
          </table:table-cell>
          <table:table-cell table:number-columns-repeated="5"/>
        </table:table-row>
        <table:table-row table:style-name="ro1">
          <table:table-cell office:value-type="float" office:value="55.3130208333333" calcext:value-type="float">
            <text:p>55.3130208333333</text:p>
          </table:table-cell>
          <table:table-cell office:value-type="float" office:value="146.1046875" calcext:value-type="float">
            <text:p>146.1046875</text:p>
          </table:table-cell>
          <table:table-cell office:value-type="float" office:value="123.825" calcext:value-type="float">
            <text:p>123.825</text:p>
          </table:table-cell>
          <table:table-cell table:number-columns-repeated="5"/>
        </table:table-row>
        <table:table-row table:style-name="ro1">
          <table:table-cell office:value-type="float" office:value="58.6805988771054" calcext:value-type="float">
            <text:p>58.6805988771054</text:p>
          </table:table-cell>
          <table:table-cell office:value-type="float" office:value="140.897067997505" calcext:value-type="float">
            <text:p>140.897067997505</text:p>
          </table:table-cell>
          <table:table-cell office:value-type="float" office:value="122.443543356207" calcext:value-type="float">
            <text:p>122.443543356207</text:p>
          </table:table-cell>
          <table:table-cell table:number-columns-repeated="5"/>
        </table:table-row>
        <table:table-row table:style-name="ro1">
          <table:table-cell office:value-type="float" office:value="40.9730700179533" calcext:value-type="float">
            <text:p>40.9730700179533</text:p>
          </table:table-cell>
          <table:table-cell office:value-type="float" office:value="154.120287253142" calcext:value-type="float">
            <text:p>154.120287253142</text:p>
          </table:table-cell>
          <table:table-cell office:value-type="float" office:value="132.188509874327" calcext:value-type="float">
            <text:p>132.188509874327</text:p>
          </table:table-cell>
          <table:table-cell table:number-columns-repeated="5"/>
        </table:table-row>
        <table:table-row table:style-name="ro1">
          <table:table-cell office:value-type="float" office:value="31.01287001287" calcext:value-type="float">
            <text:p>31.01287001287</text:p>
          </table:table-cell>
          <table:table-cell office:value-type="float" office:value="119.236164736165" calcext:value-type="float">
            <text:p>119.236164736165</text:p>
          </table:table-cell>
          <table:table-cell office:value-type="float" office:value="102.637709137709" calcext:value-type="float">
            <text:p>102.637709137709</text:p>
          </table:table-cell>
          <table:table-cell table:number-columns-repeated="5"/>
        </table:table-row>
        <table:table-row table:style-name="ro1">
          <table:table-cell office:value-type="float" office:value="36.3390928725702" calcext:value-type="float">
            <text:p>36.3390928725702</text:p>
          </table:table-cell>
          <table:table-cell office:value-type="float" office:value="148.259179265659" calcext:value-type="float">
            <text:p>148.259179265659</text:p>
          </table:table-cell>
          <table:table-cell office:value-type="float" office:value="131.634989200864" calcext:value-type="float">
            <text:p>131.6349892008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69:.A74])" office:value-type="float" office:value="46.7673190172552" calcext:value-type="float">
            <text:p>46.7673190172552</text:p>
          </table:table-cell>
          <table:table-cell table:formula="of:=AVERAGE([.B69:.B74])" office:value-type="float" office:value="143.304165620921" calcext:value-type="float">
            <text:p>143.304165620921</text:p>
          </table:table-cell>
          <table:table-cell table:formula="of:=AVERAGE([.C69:.C74])" office:value-type="float" office:value="125.173923201296" calcext:value-type="float">
            <text:p>125.1739232012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office:value-type="float" office:value="1.28108108108108" calcext:value-type="float">
            <text:p>1.28108108108108</text:p>
          </table:table-cell>
          <table:table-cell office:value-type="float" office:value="91.2405405405405" calcext:value-type="float">
            <text:p>91.2405405405405</text:p>
          </table:table-cell>
          <table:table-cell office:value-type="float" office:value="128.151351351351" calcext:value-type="float">
            <text:p>128.151351351351</text:p>
          </table:table-cell>
          <table:table-cell table:number-columns-repeated="5"/>
        </table:table-row>
        <table:table-row table:style-name="ro1">
          <table:table-cell office:value-type="float" office:value="0.571505958829903" calcext:value-type="float">
            <text:p>0.571505958829903</text:p>
          </table:table-cell>
          <table:table-cell office:value-type="float" office:value="99.1332611050921" calcext:value-type="float">
            <text:p>99.1332611050921</text:p>
          </table:table-cell>
          <table:table-cell office:value-type="float" office:value="138.989707475623" calcext:value-type="float">
            <text:p>138.989707475623</text:p>
          </table:table-cell>
          <table:table-cell table:number-columns-repeated="5"/>
        </table:table-row>
        <table:table-row table:style-name="ro1">
          <table:table-cell office:value-type="float" office:value="0.0244755244755245" calcext:value-type="float">
            <text:p>0.024475524475525</text:p>
          </table:table-cell>
          <table:table-cell office:value-type="float" office:value="114.092657342657" calcext:value-type="float">
            <text:p>114.092657342657</text:p>
          </table:table-cell>
          <table:table-cell office:value-type="float" office:value="142.722027972028" calcext:value-type="float">
            <text:p>142.722027972028</text:p>
          </table:table-cell>
          <table:table-cell table:number-columns-repeated="5"/>
        </table:table-row>
        <table:table-row table:style-name="ro1">
          <table:table-cell office:value-type="float" office:value="0.0132075471698113" calcext:value-type="float">
            <text:p>0.013207547169811</text:p>
          </table:table-cell>
          <table:table-cell office:value-type="float" office:value="119.452830188679" calcext:value-type="float">
            <text:p>119.452830188679</text:p>
          </table:table-cell>
          <table:table-cell office:value-type="float" office:value="150.803773584906" calcext:value-type="float">
            <text:p>150.803773584906</text:p>
          </table:table-cell>
          <table:table-cell table:number-columns-repeated="5"/>
        </table:table-row>
        <table:table-row table:style-name="ro1">
          <table:table-cell office:value-type="float" office:value="0.756972111553785" calcext:value-type="float">
            <text:p>0.756972111553785</text:p>
          </table:table-cell>
          <table:table-cell office:value-type="float" office:value="119.826693227092" calcext:value-type="float">
            <text:p>119.826693227092</text:p>
          </table:table-cell>
          <table:table-cell office:value-type="float" office:value="146.653386454183" calcext:value-type="float">
            <text:p>146.653386454183</text:p>
          </table:table-cell>
          <table:table-cell table:number-columns-repeated="5"/>
        </table:table-row>
        <table:table-row table:style-name="ro1">
          <table:table-cell office:value-type="float" office:value="1.70430987452264" calcext:value-type="float">
            <text:p>1.70430987452264</text:p>
          </table:table-cell>
          <table:table-cell office:value-type="float" office:value="93.0981996726677" calcext:value-type="float">
            <text:p>93.0981996726677</text:p>
          </table:table-cell>
          <table:table-cell office:value-type="float" office:value="129.243316966721" calcext:value-type="float">
            <text:p>129.24331696672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79:.A84])" office:value-type="float" office:value="0.725258682938791" calcext:value-type="float">
            <text:p>0.725258682938791</text:p>
          </table:table-cell>
          <table:table-cell table:formula="of:=AVERAGE([.B79:.B84])" office:value-type="float" office:value="106.140697012788" calcext:value-type="float">
            <text:p>106.140697012788</text:p>
          </table:table-cell>
          <table:table-cell table:formula="of:=AVERAGE([.C79:.C84])" office:value-type="float" office:value="139.427260634135" calcext:value-type="float">
            <text:p>139.42726063413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olet</text:p>
          </table:table-cell>
          <table:table-cell table:number-columns-repeated="7"/>
        </table:table-row>
        <table:table-row table:style-name="ro1">
          <table:table-cell office:value-type="float" office:value="25.0118845500849" calcext:value-type="float">
            <text:p>25.0118845500849</text:p>
          </table:table-cell>
          <table:table-cell office:value-type="float" office:value="88.2122241086588" calcext:value-type="float">
            <text:p>88.2122241086588</text:p>
          </table:table-cell>
          <table:table-cell office:value-type="float" office:value="129.595925297114" calcext:value-type="float">
            <text:p>129.595925297114</text:p>
          </table:table-cell>
          <table:table-cell table:number-columns-repeated="5"/>
        </table:table-row>
        <table:table-row table:style-name="ro1">
          <table:table-cell office:value-type="float" office:value="27.5088339222615" calcext:value-type="float">
            <text:p>27.5088339222615</text:p>
          </table:table-cell>
          <table:table-cell office:value-type="float" office:value="107.871024734982" calcext:value-type="float">
            <text:p>107.871024734982</text:p>
          </table:table-cell>
          <table:table-cell office:value-type="float" office:value="138.507067137809" calcext:value-type="float">
            <text:p>138.507067137809</text:p>
          </table:table-cell>
          <table:table-cell table:number-columns-repeated="5"/>
        </table:table-row>
        <table:table-row table:style-name="ro1">
          <table:table-cell office:value-type="float" office:value="26.0438158624515" calcext:value-type="float">
            <text:p>26.0438158624515</text:p>
          </table:table-cell>
          <table:table-cell office:value-type="float" office:value="86.9317803660566" calcext:value-type="float">
            <text:p>86.9317803660566</text:p>
          </table:table-cell>
          <table:table-cell office:value-type="float" office:value="127.730449251248" calcext:value-type="float">
            <text:p>127.73044925124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AVERAGE([.A89:.A91])" office:value-type="float" office:value="26.1881781115993" calcext:value-type="float">
            <text:p>26.1881781115993</text:p>
          </table:table-cell>
          <table:table-cell table:formula="of:=AVERAGE([.B89:.B91])" office:value-type="float" office:value="94.3383430698992" calcext:value-type="float">
            <text:p>94.3383430698992</text:p>
          </table:table-cell>
          <table:table-cell table:formula="of:=AVERAGE([.C89:.C91])" office:value-type="float" office:value="131.944480562057" calcext:value-type="float">
            <text:p>131.9444805620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7:09:23.16295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20:09:35.464042778</meta:creation-date>
    <dc:date>2022-04-12T14:36:17.353346413</dc:date>
    <meta:editing-duration>PT1H42M33S</meta:editing-duration>
    <meta:editing-cycles>2</meta:editing-cycles>
    <meta:generator>LibreOffice/6.0.7.3$Linux_X86_64 LibreOffice_project/00m0$Build-3</meta:generator>
    <meta:document-statistic meta:table-count="1" meta:cell-count="377" meta:object-count="0"/>
  </office:meta>
</office:document-meta>
</file>